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15mm"/>
    </style:style>
    <style:style style:name="co3" style:family="table-column">
      <style:table-column-properties fo:break-before="auto" style:column-width="47.5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10.09.2020</text:p>
          </table:table-cell>
          <table:table-cell table:style-name="ce1" office:value-type="string" calcext:value-type="string">
            <text:p>7days new cases</text:p>
          </table:table-cell>
          <table:table-cell table:style-name="ce5" office:value-type="string" calcext:value-type="string">
            <text:p>Bundesland</text:p>
          </table:table-cell>
          <table:table-cell table:style-name="ce1" office:value-type="string" calcext:value-type="string">
            <text:p>Prev. p.1mio</text:p>
          </table:table-cell>
          <table:table-cell table:style-name="ce1" office:value-type="string" calcext:value-type="string">
            <text:p>7days Incid.p.1mio</text:p>
          </table:table-cell>
          <table:table-cell table:style-name="ce5" office:value-type="string" calcext:value-type="string">
            <text:p>Population</text:p>
          </table:table-cell>
          <table:table-cell table:number-columns-repeated="7"/>
        </table:table-row>
        <table:table-row table:style-name="ro2">
          <table:table-cell table:style-name="ce2" office:value-type="float" office:value="256347" calcext:value-type="float">
            <text:p>256347</text:p>
          </table:table-cell>
          <table:table-cell table:style-name="ce4" office:value-type="float" office:value="8956" calcext:value-type="float">
            <text:p>8956</text:p>
          </table:table-cell>
          <table:table-cell table:style-name="ce6" office:value-type="string" calcext:value-type="string">
            <text:p><text:a xlink:href="https://covh.github.io/cov19de/pages/Deutschland.html" xlink:type="simple">Deutschland</text:a></text:p>
          </table:table-cell>
          <table:table-cell table:style-name="ce4" office:value-type="float" office:value="3087" calcext:value-type="float">
            <text:p>3087</text:p>
          </table:table-cell>
          <table:table-cell table:style-name="ce4" office:value-type="float" office:value="107" calcext:value-type="float">
            <text:p>107</text:p>
          </table:table-cell>
          <table:table-cell table:style-name="ce6" office:value-type="float" office:value="83019213" calcext:value-type="float">
            <text:p>83019213</text:p>
          </table:table-cell>
          <table:table-cell table:style-name="ce14" table:formula="of:=[.C2]" office:value-type="string" office:string-value="Deutschland" calcext:value-type="string">
            <text:p>Deutschland</text:p>
          </table:table-cell>
          <table:table-cell table:number-columns-repeated="6"/>
        </table:table-row>
        <table:table-row table:style-name="ro2">
          <table:table-cell table:style-name="ce2" office:value-type="float" office:value="61118" calcext:value-type="float">
            <text:p>61118</text:p>
          </table:table-cell>
          <table:table-cell table:style-name="ce4" office:value-type="float" office:value="1659" calcext:value-type="float">
            <text:p>1659</text:p>
          </table:table-cell>
          <table:table-cell table:style-name="ce6" office:value-type="string" calcext:value-type="string">
            <text:p><text:a xlink:href="https://covh.github.io/cov19de/pages/Nordrhein-Westfalen.html" xlink:type="simple">Nordrhein-Westfalen</text:a></text:p>
          </table:table-cell>
          <table:table-cell table:style-name="ce4" office:value-type="float" office:value="3408" calcext:value-type="float">
            <text:p>3408</text:p>
          </table:table-cell>
          <table:table-cell table:style-name="ce4" office:value-type="float" office:value="92" calcext:value-type="float">
            <text:p>92</text:p>
          </table:table-cell>
          <table:table-cell table:style-name="ce6" office:value-type="float" office:value="17932651" calcext:value-type="float">
            <text:p>17932651</text:p>
          </table:table-cell>
          <table:table-cell table:style-name="ce14" table:formula="of:=[.C3]" office:value-type="string" office:string-value="Nordrhein-Westfalen" calcext:value-type="string">
            <text:p>Nordrhein-Westfalen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float" office:value="60838" calcext:value-type="float">
            <text:p>60838</text:p>
          </table:table-cell>
          <table:table-cell table:style-name="ce4" office:value-type="float" office:value="2628" calcext:value-type="float">
            <text:p>2628</text:p>
          </table:table-cell>
          <table:table-cell table:style-name="ce6" office:value-type="string" calcext:value-type="string">
            <text:p><text:a xlink:href="https://covh.github.io/cov19de/pages/Bayern.html" xlink:type="simple">Bayern</text:a></text:p>
          </table:table-cell>
          <table:table-cell table:style-name="ce4" office:value-type="float" office:value="4652" calcext:value-type="float">
            <text:p>4652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float" office:value="13076721" calcext:value-type="float">
            <text:p>13076721</text:p>
          </table:table-cell>
          <table:table-cell table:style-name="ce14" table:formula="of:=[.C4]" office:value-type="string" office:string-value="Bayern" calcext:value-type="string">
            <text:p>Bayer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float" office:value="45159" calcext:value-type="float">
            <text:p>45159</text:p>
          </table:table-cell>
          <table:table-cell table:style-name="ce4" office:value-type="float" office:value="1645" calcext:value-type="float">
            <text:p>1645</text:p>
          </table:table-cell>
          <table:table-cell table:style-name="ce6" office:value-type="string" calcext:value-type="string">
            <text:p><text:a xlink:href="https://covh.github.io/cov19de/pages/Baden-Württemberg.html" xlink:type="simple">Baden-Württemberg</text:a></text:p>
          </table:table-cell>
          <table:table-cell table:style-name="ce4" office:value-type="float" office:value="4079" calcext:value-type="float">
            <text:p>4079</text:p>
          </table:table-cell>
          <table:table-cell table:style-name="ce4" office:value-type="float" office:value="148" calcext:value-type="float">
            <text:p>148</text:p>
          </table:table-cell>
          <table:table-cell table:style-name="ce6" office:value-type="float" office:value="11069533" calcext:value-type="float">
            <text:p>11069533</text:p>
          </table:table-cell>
          <table:table-cell table:style-name="ce14" table:formula="of:=[.C5]" office:value-type="string" office:string-value="Baden-Württemberg" calcext:value-type="string">
            <text:p>Baden-Württember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float" office:value="17770" calcext:value-type="float">
            <text:p>17770</text:p>
          </table:table-cell>
          <table:table-cell table:style-name="ce4" office:value-type="float" office:value="576" calcext:value-type="float">
            <text:p>576</text:p>
          </table:table-cell>
          <table:table-cell table:style-name="ce6" office:value-type="string" calcext:value-type="string">
            <text:p><text:a xlink:href="https://covh.github.io/cov19de/pages/Niedersachsen.html" xlink:type="simple">Niedersachsen</text:a></text:p>
          </table:table-cell>
          <table:table-cell table:style-name="ce4" office:value-type="float" office:value="2226" calcext:value-type="float">
            <text:p>2226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7982448" calcext:value-type="float">
            <text:p>7982448</text:p>
          </table:table-cell>
          <table:table-cell table:style-name="ce14" table:formula="of:=[.C6]" office:value-type="string" office:string-value="Niedersachsen" calcext:value-type="string">
            <text:p>Niedersach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float" office:value="16480" calcext:value-type="float">
            <text:p>16480</text:p>
          </table:table-cell>
          <table:table-cell table:style-name="ce4" office:value-type="float" office:value="685" calcext:value-type="float">
            <text:p>685</text:p>
          </table:table-cell>
          <table:table-cell table:style-name="ce6" office:value-type="string" calcext:value-type="string">
            <text:p><text:a xlink:href="https://covh.github.io/cov19de/pages/Hessen.html" xlink:type="simple">Hessen</text:a></text:p>
          </table:table-cell>
          <table:table-cell table:style-name="ce4" office:value-type="float" office:value="2630" calcext:value-type="float">
            <text:p>2630</text:p>
          </table:table-cell>
          <table:table-cell table:style-name="ce4" office:value-type="float" office:value="109" calcext:value-type="float">
            <text:p>109</text:p>
          </table:table-cell>
          <table:table-cell table:style-name="ce6" office:value-type="float" office:value="6265809" calcext:value-type="float">
            <text:p>6265809</text:p>
          </table:table-cell>
          <table:table-cell table:style-name="ce14" table:formula="of:=[.C7]" office:value-type="string" office:string-value="Hessen" calcext:value-type="string">
            <text:p>Hesse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float" office:value="11950" calcext:value-type="float">
            <text:p>11950</text:p>
          </table:table-cell>
          <table:table-cell table:style-name="ce4" office:value-type="float" office:value="520" calcext:value-type="float">
            <text:p>520</text:p>
          </table:table-cell>
          <table:table-cell table:style-name="ce6" office:value-type="string" calcext:value-type="string">
            <text:p><text:a xlink:href="https://covh.github.io/cov19de/pages/Berlin.html" xlink:type="simple">Berlin</text:a></text:p>
          </table:table-cell>
          <table:table-cell table:style-name="ce4" office:value-type="float" office:value="3278" calcext:value-type="float">
            <text:p>3278</text:p>
          </table:table-cell>
          <table:table-cell table:style-name="ce4" office:value-type="float" office:value="142" calcext:value-type="float">
            <text:p>142</text:p>
          </table:table-cell>
          <table:table-cell table:style-name="ce6" office:value-type="float" office:value="3644826" calcext:value-type="float">
            <text:p>3644826</text:p>
          </table:table-cell>
          <table:table-cell table:style-name="ce14" table:formula="of:=[.C8]" office:value-type="string" office:string-value="Berlin" calcext:value-type="string">
            <text:p>Berl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float" office:value="9574" calcext:value-type="float">
            <text:p>9574</text:p>
          </table:table-cell>
          <table:table-cell table:style-name="ce4" office:value-type="float" office:value="334" calcext:value-type="float">
            <text:p>334</text:p>
          </table:table-cell>
          <table:table-cell table:style-name="ce6" office:value-type="string" calcext:value-type="string">
            <text:p><text:a xlink:href="https://covh.github.io/cov19de/pages/Rheinland-Pfalz.html" xlink:type="simple">Rheinland-Pfalz</text:a>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4084844" calcext:value-type="float">
            <text:p>4084844</text:p>
          </table:table-cell>
          <table:table-cell table:style-name="ce14" table:formula="of:=[.C9]" office:value-type="string" office:string-value="Rheinland-Pfalz" calcext:value-type="string">
            <text:p>Rheinland-Pfalz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float" office:value="6625" calcext:value-type="float">
            <text:p>6625</text:p>
          </table:table-cell>
          <table:table-cell table:style-name="ce4" office:value-type="float" office:value="275" calcext:value-type="float">
            <text:p>275</text:p>
          </table:table-cell>
          <table:table-cell table:style-name="ce6" office:value-type="string" calcext:value-type="string">
            <text:p><text:a xlink:href="https://covh.github.io/cov19de/pages/Hamburg.html" xlink:type="simple">Hamburg</text:a></text:p>
          </table:table-cell>
          <table:table-cell table:style-name="ce4" office:value-type="float" office:value="3598" calcext:value-type="float">
            <text:p>3598</text:p>
          </table:table-cell>
          <table:table-cell table:style-name="ce4" office:value-type="float" office:value="149" calcext:value-type="float">
            <text:p>149</text:p>
          </table:table-cell>
          <table:table-cell table:style-name="ce6" office:value-type="float" office:value="1841179" calcext:value-type="float">
            <text:p>1841179</text:p>
          </table:table-cell>
          <table:table-cell table:style-name="ce14" table:formula="of:=[.C10]" office:value-type="string" office:string-value="Hamburg" calcext:value-type="string">
            <text:p>Hambur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float" office:value="6251" calcext:value-type="float">
            <text:p>6251</text:p>
          </table:table-cell>
          <table:table-cell table:style-name="ce4" office:value-type="float" office:value="186" calcext:value-type="float">
            <text:p>186</text:p>
          </table:table-cell>
          <table:table-cell table:style-name="ce6" office:value-type="string" calcext:value-type="string">
            <text:p><text:a xlink:href="https://covh.github.io/cov19de/pages/Sachsen.html" xlink:type="simple">Sachsen</text:a></text:p>
          </table:table-cell>
          <table:table-cell table:style-name="ce4" office:value-type="float" office:value="1532" calcext:value-type="float">
            <text:p>1532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4077937" calcext:value-type="float">
            <text:p>4077937</text:p>
          </table:table-cell>
          <table:table-cell table:style-name="ce14" table:formula="of:=[.C11]" office:value-type="string" office:string-value="Sachsen" calcext:value-type="string">
            <text:p>Sachse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float" office:value="4202" calcext:value-type="float">
            <text:p>4202</text:p>
          </table:table-cell>
          <table:table-cell table:style-name="ce4" office:value-type="float" office:value="107" calcext:value-type="float">
            <text:p>107</text:p>
          </table:table-cell>
          <table:table-cell table:style-name="ce6" office:value-type="string" calcext:value-type="string">
            <text:p><text:a xlink:href="https://covh.github.io/cov19de/pages/Schleswig-Holstein.html" xlink:type="simple">Schleswig-Holstein</text:a>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2896712" calcext:value-type="float">
            <text:p>2896712</text:p>
          </table:table-cell>
          <table:table-cell table:style-name="ce14" table:formula="of:=[.C12]" office:value-type="string" office:string-value="Schleswig-Holstein" calcext:value-type="string">
            <text:p>Schleswig-Hol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float" office:value="3998" calcext:value-type="float">
            <text:p>3998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<text:a xlink:href="https://covh.github.io/cov19de/pages/Brandenburg.html" xlink:type="simple">Brandenburg</text:a></text:p>
          </table:table-cell>
          <table:table-cell table:style-name="ce4" office:value-type="float" office:value="1591" calcext:value-type="float">
            <text:p>1591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2511917" calcext:value-type="float">
            <text:p>2511917</text:p>
          </table:table-cell>
          <table:table-cell table:style-name="ce14" table:formula="of:=[.C13]" office:value-type="string" office:string-value="Brandenburg" calcext:value-type="string">
            <text:p>Brandenbu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float" office:value="3735" calcext:value-type="float">
            <text:p>3735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string" calcext:value-type="string">
            <text:p><text:a xlink:href="https://covh.github.io/cov19de/pages/Thüringen.html" xlink:type="simple">Thüringen</text:a></text:p>
          </table:table-cell>
          <table:table-cell table:style-name="ce4" office:value-type="float" office:value="1742" calcext:value-type="float">
            <text:p>1742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float" office:value="2143145" calcext:value-type="float">
            <text:p>2143145</text:p>
          </table:table-cell>
          <table:table-cell table:style-name="ce14" table:formula="of:=[.C14]" office:value-type="string" office:string-value="Thüringen" calcext:value-type="string">
            <text:p>Thüringe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float" office:value="3185" calcext:value-type="float">
            <text:p>3185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<text:a xlink:href="https://covh.github.io/cov19de/pages/Saarland.html" xlink:type="simple">Saarland</text:a></text:p>
          </table:table-cell>
          <table:table-cell table:style-name="ce4" office:value-type="float" office:value="3215" calcext:value-type="float">
            <text:p>3215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float" office:value="990509" calcext:value-type="float">
            <text:p>990509</text:p>
          </table:table-cell>
          <table:table-cell table:style-name="ce14" table:formula="of:=[.C15]" office:value-type="string" office:string-value="Saarland" calcext:value-type="string">
            <text:p>Saarlan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float" office:value="2321" calcext:value-type="float">
            <text:p>2321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<text:a xlink:href="https://covh.github.io/cov19de/pages/Sachsen-Anhalt.html" xlink:type="simple">Sachsen-Anhalt</text:a></text:p>
          </table:table-cell>
          <table:table-cell table:style-name="ce4" office:value-type="float" office:value="1051" calcext:value-type="float">
            <text:p>1051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2208321" calcext:value-type="float">
            <text:p>2208321</text:p>
          </table:table-cell>
          <table:table-cell table:style-name="ce14" table:formula="of:=[.C16]" office:value-type="string" office:string-value="Sachsen-Anhalt" calcext:value-type="string">
            <text:p>Sachsen-Anhal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float" office:value="2097" calcext:value-type="float">
            <text:p>2097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<text:a xlink:href="https://covh.github.io/cov19de/pages/Bremen.html" xlink:type="simple">Bremen</text:a></text:p>
          </table:table-cell>
          <table:table-cell table:style-name="ce4" office:value-type="float" office:value="3070" calcext:value-type="float">
            <text:p>3070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float" office:value="682986" calcext:value-type="float">
            <text:p>682986</text:p>
          </table:table-cell>
          <table:table-cell table:style-name="ce14" table:formula="of:=[.C17]" office:value-type="string" office:string-value="Bremen" calcext:value-type="string">
            <text:p>Brem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float" office:value="1044" calcext:value-type="float">
            <text:p>1044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<text:a xlink:href="https://covh.github.io/cov19de/pages/Mecklenburg-Vorpommern.html" xlink:type="simple">Mecklenburg-Vorpommern</text:a>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609675" calcext:value-type="float">
            <text:p>1609675</text:p>
          </table:table-cell>
          <table:table-cell table:style-name="ce14" table:formula="of:=[.C18]" office:value-type="string" office:string-value="Mecklenburg-Vorpommern" calcext:value-type="string">
            <text:p>Mecklenburg-Vorpommer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table:formula="of:=SUMIF([.H2:.H19];&quot;x&quot;;[.$A2:.$A19])" office:value-type="float" office:value="21194" calcext:value-type="float">
            <text:p>21194</text:p>
          </table:table-cell>
          <table:table-cell table:formula="of:=SUMIF([.I2:.I19];&quot;x&quot;;[.$A2:.$A19])" office:value-type="float" office:value="12307" calcext:value-type="float">
            <text:p>12307</text:p>
          </table:table-cell>
          <table:table-cell table:formula="of:=SUMIF([.J2:.J19];&quot;x&quot;;[.$A2:.$A19])" office:value-type="float" office:value="26492" calcext:value-type="float">
            <text:p>26492</text:p>
          </table:table-cell>
          <table:table-cell table:formula="of:=SUMIF([.K2:.K19];&quot;x&quot;;[.$A2:.$A19])" office:value-type="float" office:value="29239" calcext:value-type="float">
            <text:p>29239</text:p>
          </table:table-cell>
          <table:table-cell table:formula="of:=SUMIF([.L2:.L19];&quot;x&quot;;[.$A2:.$A19])" office:value-type="float" office:value="138971" calcext:value-type="float">
            <text:p>138971</text:p>
          </table:table-cell>
          <table:table-cell table:formula="of:=SUMIF([.M2:.M19];&quot;x&quot;;[.$A2:.$A19])" office:value-type="float" office:value="117376" calcext:value-type="float">
            <text:p>117376</text:p>
          </table:table-cell>
        </table:table-row>
        <table:table-row table:style-name="ro2">
          <table:table-cell table:number-columns-repeated="11"/>
          <table:table-cell table:style-name="ce7" table:formula="of:=SUM([.L20:.M20])" office:value-type="float" office:value="256347" calcext:value-type="float" table:number-columns-spanned="2" table:number-rows-spanned="1">
            <text:p>256347</text:p>
          </table:table-cell>
          <table:covered-table-cell/>
        </table:table-row>
        <table:table-row table:style-name="ro2" table:number-rows-repeated="104855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2:Sheet1.AMJ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04:58:08.556707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6:57:41.660319537</meta:creation-date>
    <dc:date>2020-09-11T04:59:03.003455032</dc:date>
    <meta:editing-duration>PT11H19M46S</meta:editing-duration>
    <meta:editing-cycles>4</meta:editing-cycles>
    <meta:generator>LibreOffice/6.1.5.2$Linux_X86_64 LibreOffice_project/10$Build-2</meta:generator>
    <meta:document-statistic meta:table-count="1" meta:cell-count="161" meta:object-count="0"/>
  </office:meta>
</office:document-meta>
</file>